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page"/>
      <style:text-properties fo:font-size="2pt" officeooo:rsid="0028d208" officeooo:paragraph-rsid="002a6b07" style:font-size-asian="1.75pt" style:font-size-complex="2pt"/>
    </style:style>
    <style:style style:name="P2" style:family="paragraph" style:parent-style-name="Standard">
      <style:text-properties officeooo:rsid="00306325" officeooo:paragraph-rsid="00306325"/>
    </style:style>
    <style:style style:name="P3" style:family="paragraph">
      <style:paragraph-properties fo:text-align="center"/>
      <style:text-properties style:text-line-through-style="none" style:text-line-through-type="none" style:font-name="Arial" fo:font-size="13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Schaltfläche 1" form:control-implementation="ooo:com.sun.star.form.component.CommandButton" xml:id="control1" form:id="control1" form:label="+ Schrift grösser" form:printable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FontSizeBigger?language=Basic&amp;location=document" xlink:type="simple"/>
            </office:event-listeners>
          </form:button>
          <form:button form:name="Schaltfläche 1" form:control-implementation="ooo:com.sun.star.form.component.CommandButton" xml:id="control2" form:id="control2" form:label="- Schrift kleiner" form:printable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FontSizeSmaller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3" svg:width="4.358cm" svg:height="1.514cm" svg:x="1.512cm" svg:y="2.342cm" draw:control="control1"/>
      <draw:control text:anchor-type="page" text:anchor-page-number="1" draw:z-index="1" draw:style-name="gr1" draw:text-style-name="P4" svg:width="3.94cm" svg:height="1.514cm" svg:x="6.567cm" svg:y="2.342cm" draw:control="control2"/>
      <text:p text:style-name="SmalltalkCode">me at: #addresses do: [:address |</text:p>
      <text:p text:style-name="SmalltalkCode">me unlessFirstPage: [</text:p>
      <text:p text:style-name="P1"><text:s/></text:p>
      <text:p text:style-name="SmalltalkCode">]</text:p>
      <text:p text:style-name="Standard"><text:span text:style-name="SmalltalkValue">address@#salutation</text:span></text:p>
      <text:p text:style-name="SmalltalkCode">address at: #names do: [:name |</text:p>
      <text:p text:style-name="Standard"><text:span text:style-name="SmalltalkValue">name</text:span></text:p>
      <text:p text:style-name="SmalltalkCode">].</text:p>
      <text:p text:style-name="SmalltalkCode">address at: #position ifNotBlank: [:p |</text:p>
      <text:p text:style-name="Standard"><text:span text:style-name="SmalltalkValue">p</text:span></text:p>
      <text:p text:style-name="SmalltalkCode">].</text:p>
      <text:p text:style-name="Standard"><text:span text:style-name="SmalltalkValue">address@#address</text:span></text:p>
      <text:p text:style-name="Standard"><text:span text:style-name="SmalltalkValue">address@#zipCity</text:span></text:p>
      <text:p text:style-name="Standard"><text:span text:style-name="SmalltalkValue">address@#country</text:span></text:p>
      <text:p text:style-name="Standard"><text:span text:style-name="SmalltalkValue"/></text:p>
      <text:p text:style-name="SmalltalkCode">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319cm" fo:margin-bottom="0.21cm" loext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letter-spacing="0.011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 fo:font-weight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 loext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style:font-name="Courier New" fo:font-family="'Courier New'" style:font-style-name="Standard" style:font-family-generic="modern" style:font-pitch="fixed" fo:font-size="7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fixed" fo:font-size="7pt" style:text-underline-style="dotted" style:text-underline-width="auto" style:text-underline-color="font-color" fo:background-color="#99ccff" style:font-weight-asian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8.5cm" fo:margin-bottom="0cm" fo:margin-left="12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meta:initial-creator>david</meta:initial-creator>
    <meta:creation-date>2007-06-15T00:05:44</meta:creation-date>
    <dc:date>2017-09-21T13:43:57.576634000</dc:date>
    <meta:printed-by>--</meta:printed-by>
    <meta:print-date>2009-03-06T08:32:32</meta:print-date>
    <dc:language>en-AU</dc:language>
    <meta:editing-cycles>142</meta:editing-cycles>
    <meta:editing-duration>P2DT12H53M40S</meta:editing-duration>
    <dc:creator>Andreas Brodbeck</dc:creator>
    <meta:document-statistic meta:table-count="0" meta:image-count="0" meta:object-count="0" meta:page-count="2" meta:paragraph-count="15" meta:word-count="31" meta:character-count="203" meta:non-whitespace-character-count="185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FontSizeBigger

Dim Doc As Object
Dim ParagraphStyles As Object
Dim ParagraphStyle As Object

Doc = ThisComponent
ParagraphStyles = Doc.StyleFamilies.getByName("ParagraphStyles")

ParagraphStyle = ParagraphStyles.getByName("Standard")
ParagraphStyle.CharHeight = ParagraphStyle.CharHeight + 1

End Sub

Sub FontSizeSmaller

Dim Doc As Object
Dim ParagraphStyles As Object
Dim ParagraphStyle As Object

Doc = ThisComponent
ParagraphStyles = Doc.StyleFamilies.getByName("ParagraphStyles")

ParagraphStyle = ParagraphStyles.getByName("Standard")
ParagraphStyle.CharHeight = ParagraphStyle.CharHeight - 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